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0.4902in"/>
    </style:style>
    <style:style style:name="TableColumn5" style:family="table-column">
      <style:table-column-properties style:column-width="0.527in"/>
    </style:style>
    <style:style style:name="TableColumn6" style:family="table-column">
      <style:table-column-properties style:column-width="3.0243in"/>
    </style:style>
    <style:style style:name="TableColumn7" style:family="table-column">
      <style:table-column-properties style:column-width="0.3833in"/>
    </style:style>
    <style:style style:name="TableColumn8" style:family="table-column">
      <style:table-column-properties style:column-width="0.4673in"/>
    </style:style>
    <style:style style:name="TableColumn9" style:family="table-column">
      <style:table-column-properties style:column-width="3.0583in"/>
    </style:style>
    <style:style style:name="TableColumn10" style:family="table-column">
      <style:table-column-properties style:column-width="0.952in"/>
    </style:style>
    <style:style style:name="TableColumn11" style:family="table-column">
      <style:table-column-properties style:column-width="0.8152in"/>
    </style:style>
    <style:style style:name="Table3" style:family="table">
      <style:table-properties style:width="9.7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P86" style:parent-style-name="Normal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en" fo:country="US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language="en" fo:country="US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language="en" fo:country="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language="en" fo:country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en" fo:country="U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language="en" fo:country="US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en" fo:country="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language="en" fo:country="US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language="en" fo:country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language="en" fo:country="US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en" fo:country="US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en" fo:country="US"/>
    </style:style>
    <style:style style:name="P223" style:parent-style-name="Normal" style:family="paragraph">
      <style:paragraph-properties fo:margin-bottom="0in" fo:line-height="100%"/>
      <style:text-properties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language="en" fo:country="US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language="en" fo:country="US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paragraph-properties fo:break-before="page"/>
    </style:style>
    <style:style style:name="TableColumn273" style:family="table-column">
      <style:table-column-properties style:column-width="0.4569in"/>
    </style:style>
    <style:style style:name="TableColumn274" style:family="table-column">
      <style:table-column-properties style:column-width="0.5465in"/>
    </style:style>
    <style:style style:name="TableColumn275" style:family="table-column">
      <style:table-column-properties style:column-width="3.0145in"/>
    </style:style>
    <style:style style:name="TableColumn276" style:family="table-column">
      <style:table-column-properties style:column-width="0.3673in"/>
    </style:style>
    <style:style style:name="TableColumn277" style:family="table-column">
      <style:table-column-properties style:column-width="0.4506in"/>
    </style:style>
    <style:style style:name="TableColumn278" style:family="table-column">
      <style:table-column-properties style:column-width="3.1513in"/>
    </style:style>
    <style:style style:name="TableColumn279" style:family="table-column">
      <style:table-column-properties style:column-width="0.9527in"/>
    </style:style>
    <style:style style:name="TableColumn280" style:family="table-column">
      <style:table-column-properties style:column-width="0.7777in"/>
    </style:style>
    <style:style style:name="Table272" style:family="table">
      <style:table-properties style:width="9.718in" fo:margin-left="0in" table:align="lef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8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8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8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9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9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9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9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language="en" fo:country="US"/>
    </style:style>
    <style:style style:name="P303" style:parent-style-name="Normal" style:family="paragraph">
      <style:paragraph-properties fo:margin-bottom="0in" fo:line-height="100%"/>
      <style:text-properties fo:language="en" fo:country="U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language="en" fo:country="U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language="en" fo:country="US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language="en" fo:country="U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language="en" fo:country="US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319" style:parent-style-name="DefaultParagraphFont" style:family="text">
      <style:text-properties fo:language="en" fo:country="US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fo:language="fr" fo:country="FR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language="fr" fo:country="FR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language="fr" fo:country="FR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language="fr" fo:country="FR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language="fr" fo:country="FR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language="fr" fo:country="FR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language="fr" fo:country="FR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language="en" fo:country="US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language="fr" fo:country="FR"/>
    </style:style>
    <style:style style:name="P339" style:parent-style-name="Normal" style:family="paragraph">
      <style:paragraph-properties fo:margin-bottom="0in" fo:line-height="100%"/>
      <style:text-properties fo:language="fr" fo:country="FR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language="en" fo:country="U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language="en" fo:country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language="en" fo:country="U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fo:language="en" fo:country="US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language="en" fo:country="US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fo:language="en" fo:country="US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fo:language="en" fo:country="US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fo:language="en" fo:country="US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fo:language="en" fo:country="U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fo:language="en" fo:country="US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language="en" fo:country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fo:language="en" fo:country="US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fo:language="en" fo:country="US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language="en" fo:country="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language="en" fo:country="US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language="en" fo:country="US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language="en" fo:country="US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language="en" fo:country="U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language="en" fo:country="US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language="en" fo:country="US"/>
    </style:style>
    <style:style style:name="P408" style:parent-style-name="Normal" style:family="paragraph">
      <style:paragraph-properties fo:margin-bottom="0in" fo:line-height="100%"/>
      <style:text-properties fo:language="en" fo:country="US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language="en" fo:country="U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language="en" fo:country="US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fo:language="en" fo:country="US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fo:language="en" fo:country="US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fo:language="en" fo:country="US"/>
    </style:style>
    <style:style style:name="TableColumn422" style:family="table-column">
      <style:table-column-properties style:column-width="0.475in"/>
    </style:style>
    <style:style style:name="TableColumn423" style:family="table-column">
      <style:table-column-properties style:column-width="0.4597in"/>
    </style:style>
    <style:style style:name="TableColumn424" style:family="table-column">
      <style:table-column-properties style:column-width="3.1729in"/>
    </style:style>
    <style:style style:name="TableColumn425" style:family="table-column">
      <style:table-column-properties style:column-width="0.3673in"/>
    </style:style>
    <style:style style:name="TableColumn426" style:family="table-column">
      <style:table-column-properties style:column-width="0.4458in"/>
    </style:style>
    <style:style style:name="TableColumn427" style:family="table-column">
      <style:table-column-properties style:column-width="3.075in"/>
    </style:style>
    <style:style style:name="TableColumn428" style:family="table-column">
      <style:table-column-properties style:column-width="0.952in"/>
    </style:style>
    <style:style style:name="TableColumn429" style:family="table-column">
      <style:table-column-properties style:column-width="0.7701in"/>
    </style:style>
    <style:style style:name="Table421" style:family="table">
      <style:table-properties style:width="9.718in" fo:margin-left="0in" table:align="left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3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3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3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3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4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4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4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fo:language="en" fo:country="US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fo:language="en" fo:country="US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fo:language="en" fo:country="US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fo:language="en" fo:country="US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fo:language="en" fo:country="US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fo:language="en" fo:country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language="en" fo:country="US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language="en" fo:country="US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fo:language="en" fo:country="US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language="en" fo:country="US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fo:language="en" fo:country="US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language="en" fo:country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language="en" fo:country="US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language="en" fo:country="US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fo:language="en" fo:country="US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fo:language="en" fo:country="US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fo:language="en" fo:country="US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language="en" fo:country="US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language="en" fo:country="US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language="en" fo:country="US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fo:language="en" fo:country="U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  <style:text-properties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fo:language="en" fo:country="US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fo:language="en" fo:country="US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language="en" fo:country="US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fo:language="en" fo:country="US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fo:language="en" fo:country="US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fo:language="en" fo:country="US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fo:language="en" fo:country="US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fo:language="en" fo:country="US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fo:language="en" fo:country="US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fo:language="en" fo:country="US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  <style:text-properties fo:language="en" fo:country="U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fo:language="en" fo:country="U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fo:language="en" fo:country="US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fo:language="en" fo:country="US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  <style:text-properties fo:language="en" fo:country="US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  <style:text-properties fo:language="en" fo:country="US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fo:language="en" fo:country="U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fo:language="en" fo:country="US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language="en" fo:country="U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fo:language="en" fo:country="US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  <style:text-properties fo:language="en" fo:country="US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fo:language="en" fo:country="US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language="en" fo:country="U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fo:language="en" fo:country="US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language="en" fo:country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fo:language="en" fo:country="US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language="en" fo:country="US"/>
    </style:style>
    <style:style style:name="P600" style:parent-style-name="Normal" style:family="paragraph">
      <style:paragraph-properties fo:break-before="page"/>
    </style:style>
    <style:style style:name="TableColumn602" style:family="table-column">
      <style:table-column-properties style:column-width="0.5173in"/>
    </style:style>
    <style:style style:name="TableColumn603" style:family="table-column">
      <style:table-column-properties style:column-width="0.4597in"/>
    </style:style>
    <style:style style:name="TableColumn604" style:family="table-column">
      <style:table-column-properties style:column-width="3.1055in"/>
    </style:style>
    <style:style style:name="TableColumn605" style:family="table-column">
      <style:table-column-properties style:column-width="0.3687in"/>
    </style:style>
    <style:style style:name="TableColumn606" style:family="table-column">
      <style:table-column-properties style:column-width="0.4486in"/>
    </style:style>
    <style:style style:name="TableColumn607" style:family="table-column">
      <style:table-column-properties style:column-width="3.0895in"/>
    </style:style>
    <style:style style:name="TableColumn608" style:family="table-column">
      <style:table-column-properties style:column-width="0.9513in"/>
    </style:style>
    <style:style style:name="TableColumn609" style:family="table-column">
      <style:table-column-properties style:column-width="0.777in"/>
    </style:style>
    <style:style style:name="Table601" style:family="table">
      <style:table-properties style:width="9.718in" fo:margin-left="0in" table:align="left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2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  <style:text-properties fo:language="en" fo:country="U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fo:language="en" fo:country="US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fo:language="en" fo:country="US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fo:language="en" fo:country="US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fo:language="en" fo:country="US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fo:language="en" fo:country="US"/>
    </style:style>
    <style:style style:name="TableRow644" style:family="table-row">
      <style:table-row-properties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fo:language="en" fo:country="US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fo:language="en" fo:country="US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fo:language="en" fo:country="US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fo:language="en" fo:country="US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fo:language="en" fo:country="US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  <style:text-properties fo:language="en" fo:country="US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fo:language="en" fo:country="US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language="en" fo:country="US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fo:language="en" fo:country="US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  <style:text-properties fo:language="en" fo:country="US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fo:language="en" fo:country="US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fo:language="en" fo:country="US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fo:language="en" fo:country="US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fo:language="en" fo:country="US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fo:language="en" fo:country="US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language="en" fo:country="US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fo:language="en" fo:country="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  <style:text-properties fo:language="en" fo:country="US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fo:language="en" fo:country="US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fo:language="en" fo:country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fo:language="en" fo:country="US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fo:language="en" fo:country="US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fo:language="en" fo:country="US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fo:language="en" fo:country="US"/>
    </style:style>
    <style:style style:name="P695" style:parent-style-name="Normal" style:family="paragraph">
      <style:text-properties fo:language="en" fo:country="US"/>
    </style:style>
    <style:style style:name="P696" style:parent-style-name="Normal" style:family="paragraph">
      <style:text-properties fo:language="en" fo:country="US"/>
    </style:style>
    <style:style style:name="TableColumn698" style:family="table-column">
      <style:table-column-properties style:column-width="0.4861in"/>
    </style:style>
    <style:style style:name="TableColumn699" style:family="table-column">
      <style:table-column-properties style:column-width="0.4597in"/>
    </style:style>
    <style:style style:name="TableColumn700" style:family="table-column">
      <style:table-column-properties style:column-width="3.1486in"/>
    </style:style>
    <style:style style:name="TableColumn701" style:family="table-column">
      <style:table-column-properties style:column-width="0.3687in"/>
    </style:style>
    <style:style style:name="TableColumn702" style:family="table-column">
      <style:table-column-properties style:column-width="0.45in"/>
    </style:style>
    <style:style style:name="TableColumn703" style:family="table-column">
      <style:table-column-properties style:column-width="3.1111in"/>
    </style:style>
    <style:style style:name="TableColumn704" style:family="table-column">
      <style:table-column-properties style:column-width="0.9152in"/>
    </style:style>
    <style:style style:name="TableColumn705" style:family="table-column">
      <style:table-column-properties style:column-width="0.7784in"/>
    </style:style>
    <style:style style:name="Table697" style:family="table">
      <style:table-properties style:width="9.718in" fo:margin-left="0in" table:align="left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0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1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723" style:family="table-row">
      <style:table-row-properties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  <style:text-properties fo:language="en" fo:country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  <style:text-properties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  <style:text-properties fo:language="en" fo:country="US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  <style:text-properties fo:language="en" fo:country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  <style:text-properties fo:language="en" fo:country="US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fo:language="en" fo:country="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fo:language="en" fo:country="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  <style:text-properties fo:language="en" fo:country="US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fo:language="en" fo:country="U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fo:language="en" fo:country="U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  <style:text-properties fo:language="en" fo:country="US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fo:language="en" fo:country="US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fo:language="en" fo:country="US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fo:language="en" fo:country="US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fo:language="en" fo:country="US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fo:language="en" fo:country="US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fo:language="en" fo:country="US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fo:language="en" fo:country="US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  <style:text-properties fo:language="en" fo:country="US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fo:language="en" fo:country="US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fo:language="en" fo:country="US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  <style:text-properties fo:language="en" fo:country="US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  <style:text-properties fo:language="en" fo:country="US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  <style:text-properties fo:language="en" fo:country="US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  <style:text-properties fo:language="en" fo:country="US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fo:language="en" fo:country="US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fo:language="en" fo:country="US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  <style:text-properties fo:language="en" fo:country="US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  <style:text-properties fo:language="en" fo:country="US"/>
    </style:style>
    <style:style style:name="P791" style:parent-style-name="Normal" style:family="paragraph">
      <style:text-properties fo:language="en" fo:country="US"/>
    </style:style>
  </office:automatic-styles>
  <office:body>
    <office:text text:use-soft-page-breaks="true">
      <text:p text:style-name="P1">XXX<text:s/>OPENCHAIN COMPLIANCE CHECK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º</text:p>
          </table:table-cell>
          <table:table-cell table:style-name="TableCell15">
            <text:p text:style-name="P16">Spec</text:p>
          </table:table-cell>
          <table:table-cell table:style-name="TableCell17">
            <text:p text:style-name="P18">Checklist</text:p>
          </table:table-cell>
          <table:table-cell table:style-name="TableCell19">
            <text:p text:style-name="P20">Yes</text:p>
          </table:table-cell>
          <table:table-cell table:style-name="TableCell21">
            <text:p text:style-name="P22">No</text:p>
          </table:table-cell>
          <table:table-cell table:style-name="TableCell23">
            <text:p text:style-name="P24">Next steps</text:p>
          </table:table-cell>
          <table:table-cell table:style-name="TableCell25">
            <text:p text:style-name="P26">Responsible</text:p>
          </table:table-cell>
          <table:table-cell table:style-name="TableCell27">
            <text:p text:style-name="P28">Priority</text:p>
          </table:table-cell>
        </table:table-row>
        <table:table-row table:style-name="TableRow29">
          <table:table-cell table:style-name="TableCell30">
            <text:p text:style-name="P31">1.a</text:p>
          </table:table-cell>
          <table:table-cell table:style-name="TableCell32">
            <text:p text:style-name="P33">1.1</text:p>
            <text:p text:style-name="P34">1.1.1</text:p>
          </table:table-cell>
          <table:table-cell table:style-name="TableCell35">
            <text:p text:style-name="P36">Do you have a documented policy that governs FOSS license compliance of the Supplied Software distribution (e.g., via training, internal wiki, or other practical communication method)?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1.b</text:p>
          </table:table-cell>
          <table:table-cell table:style-name="TableCell50">
            <text:p text:style-name="P51">1.1</text:p>
          </table:table-cell>
          <table:table-cell table:style-name="TableCell52">
            <text:p text:style-name="P53">Is the policy internally communicated?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1.c</text:p>
          </table:table-cell>
          <table:table-cell table:style-name="TableCell67">
            <text:p text:style-name="P68">1.1.2</text:p>
          </table:table-cell>
          <table:table-cell table:style-name="TableCell69">
            <text:p text:style-name="P70">Do you have a documented procedure that communicates the existence of the FOSS policy to all Software Staff?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1.d</text:p>
          </table:table-cell>
          <table:table-cell table:style-name="TableCell84">
            <text:p text:style-name="P85">1.2</text:p>
            <text:p text:style-name="P86">1.2.1</text:p>
          </table:table-cell>
          <table:table-cell table:style-name="TableCell87">
            <text:p text:style-name="P88">Do you have FOSS training materials (e.g., slide decks or online course) covering the following topics?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1.i</text:p>
          </table:table-cell>
          <table:table-cell table:style-name="TableCell102">
            <text:p text:style-name="P103">1.2</text:p>
          </table:table-cell>
          <table:table-cell table:style-name="TableCell104">
            <text:list text:style-name="LFO2" text:continue-numbering="true">
              <text:list-item>
                <text:p text:style-name="P105">The FOSS policy and where to find it,</text:p>
              </text:list-item>
            </text:list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1.ii</text:p>
          </table:table-cell>
          <table:table-cell table:style-name="TableCell119">
            <text:p text:style-name="P120">1.2</text:p>
          </table:table-cell>
          <table:table-cell table:style-name="TableCell121">
            <text:list text:style-name="LFO2" text:continue-numbering="true">
              <text:list-item>
                <text:p text:style-name="P122">Basics of Intellectual Property law pertaining to FOSS and FOSS licenses,</text:p>
              </text:list-item>
            </text:list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1.iii</text:p>
          </table:table-cell>
          <table:table-cell table:style-name="TableCell136">
            <text:p text:style-name="P137">1.2</text:p>
          </table:table-cell>
          <table:table-cell table:style-name="TableCell138">
            <text:list text:style-name="LFO2" text:continue-numbering="true">
              <text:list-item>
                <text:p text:style-name="P139">FOSS licensing concepts (including the concepts of permissive and copyleft licenses),</text:p>
              </text:list-item>
            </text:list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1.iv</text:p>
          </table:table-cell>
          <table:table-cell table:style-name="TableCell153">
            <text:p text:style-name="P154">1.2</text:p>
          </table:table-cell>
          <table:table-cell table:style-name="TableCell155">
            <text:list text:style-name="LFO2" text:continue-numbering="true">
              <text:list-item>
                <text:p text:style-name="P156">FOSS project licensing models,</text:p>
              </text:list-item>
            </text:list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.v</text:p>
          </table:table-cell>
          <table:table-cell table:style-name="TableCell170">
            <text:p text:style-name="P171">1.2</text:p>
          </table:table-cell>
          <table:table-cell table:style-name="TableCell172">
            <text:list text:style-name="LFO2" text:continue-numbering="true">
              <text:list-item>
                <text:p text:style-name="P173">Software Staff roles and responsibilities pertaining to FOSS compliance specifically and the FOSS policy in general,</text:p>
              </text:list-item>
            </text:list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1.vi</text:p>
          </table:table-cell>
          <table:table-cell table:style-name="TableCell187">
            <text:p text:style-name="P188">1.2</text:p>
          </table:table-cell>
          <table:table-cell table:style-name="TableCell189">
            <text:list text:style-name="LFO2" text:continue-numbering="true">
              <text:list-item>
                <text:p text:style-name="P190">Process for identifying, recording and/or tracking of FOSS components contained in Supplied Software?</text:p>
              </text:list-item>
            </text:list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1.e</text:p>
          </table:table-cell>
          <table:table-cell table:style-name="TableCell204">
            <text:p text:style-name="P205">1.2.2</text:p>
          </table:table-cell>
          <table:table-cell table:style-name="TableCell206">
            <text:p text:style-name="P207">Do you track the completion of the training for all Software Staff?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1.f</text:p>
          </table:table-cell>
          <table:table-cell table:style-name="TableCell221">
            <text:p text:style-name="P222">1.2</text:p>
            <text:p text:style-name="P223">1.2.3</text:p>
          </table:table-cell>
          <table:table-cell table:style-name="TableCell224">
            <text:p text:style-name="P225">Have 85% or more of the Software Staff completed a FOSS training within the last 24 months?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1.g</text:p>
          </table:table-cell>
          <table:table-cell table:style-name="TableCell239">
            <text:p text:style-name="P240">1.3</text:p>
          </table:table-cell>
          <table:table-cell table:style-name="TableCell241">
            <text:p text:style-name="P242">Do you have a process for reviewing the Identified Licenses to determine the obligations, restrictions and rights granted by each license?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1.h</text:p>
          </table:table-cell>
          <table:table-cell table:style-name="TableCell256">
            <text:p text:style-name="P257">1.3.1</text:p>
          </table:table-cell>
          <table:table-cell table:style-name="TableCell258">
            <text:p text:style-name="P259">Do you have a documented procedure to review and document the obligations, restrictions and rights granted by each license?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P270"/>
      <text:p text:style-name="P271"/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soft-page-break/>
            <text:p text:style-name="P283">Nº</text:p>
          </table:table-cell>
          <table:table-cell table:style-name="TableCell284">
            <text:p text:style-name="P285">Spec</text:p>
          </table:table-cell>
          <table:table-cell table:style-name="TableCell286">
            <text:p text:style-name="P287">Checklist</text:p>
          </table:table-cell>
          <table:table-cell table:style-name="TableCell288">
            <text:p text:style-name="P289">Yes</text:p>
          </table:table-cell>
          <table:table-cell table:style-name="TableCell290">
            <text:p text:style-name="P291">No</text:p>
          </table:table-cell>
          <table:table-cell table:style-name="TableCell292">
            <text:p text:style-name="P293">Next steps</text:p>
          </table:table-cell>
          <table:table-cell table:style-name="TableCell294">
            <text:p text:style-name="P295">Responsible</text:p>
          </table:table-cell>
          <table:table-cell table:style-name="TableCell296">
            <text:p text:style-name="P297">Priority</text:p>
          </table:table-cell>
        </table:table-row>
        <table:table-row table:style-name="TableRow298">
          <table:table-cell table:style-name="TableCell299">
            <text:p text:style-name="P300">2.a</text:p>
          </table:table-cell>
          <table:table-cell table:style-name="TableCell301">
            <text:p text:style-name="P302">2.1,</text:p>
            <text:p text:style-name="P303">2.2.1</text:p>
          </table:table-cell>
          <table:table-cell table:style-name="TableCell304">
            <text:p text:style-name="P305">Have you assigned individual(s) responsible for receiving external FOSS compliance inquiries (""FOSS Liaison"")?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<text:span text:style-name="T319">2.b</text:span></text:p>
          </table:table-cell>
          <table:table-cell table:style-name="TableCell320">
            <text:p text:style-name="P321">2.1.1</text:p>
          </table:table-cell>
          <table:table-cell table:style-name="TableCell322">
            <text:p text:style-name="P323">Is the FOSS Liaison function publicly identified (e.g. via an email address and/or the Linux Foundation's Open Compliance Directory)?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2.c</text:p>
          </table:table-cell>
          <table:table-cell table:style-name="TableCell337">
            <text:p text:style-name="P338">2.1.2</text:p>
            <text:p text:style-name="P339">2.2.3</text:p>
          </table:table-cell>
          <table:table-cell table:style-name="TableCell340">
            <text:p text:style-name="P341">Do you have a documented procedure that assigns responsibility for receiving FOSS compliance inquiries?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2.d</text:p>
          </table:table-cell>
          <table:table-cell table:style-name="TableCell355">
            <text:p text:style-name="P356">2.2.1</text:p>
          </table:table-cell>
          <table:table-cell table:style-name="TableCell357">
            <text:p text:style-name="P358">Have you assigned a person, group or function responsible for managing internal FOSS compliance? The FOSS Compliance role and FOSS Liaison can be the same individual.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2.e</text:p>
          </table:table-cell>
          <table:table-cell table:style-name="TableCell372">
            <text:p text:style-name="P373">2.2.2</text:p>
          </table:table-cell>
          <table:table-cell table:style-name="TableCell374">
            <text:p text:style-name="P375">Is legal expertise pertaining to FOSS compliance accessible to the FOSS Compliance Role (e.g., internal or external)?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2.f</text:p>
          </table:table-cell>
          <table:table-cell table:style-name="TableCell389">
            <text:p text:style-name="P390">2.1.3</text:p>
          </table:table-cell>
          <table:table-cell table:style-name="TableCell391">
            <text:p text:style-name="P392">Have you assigned responsibilities to develop and maintain FOSS compliance policy and processes?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2.g</text:p>
          </table:table-cell>
          <table:table-cell table:style-name="TableCell406">
            <text:p text:style-name="P407">2.1.2</text:p>
            <text:p text:style-name="P408">2.2.4</text:p>
          </table:table-cell>
          <table:table-cell table:style-name="TableCell409">
            <text:p text:style-name="P410">Do you have a documented procedure for handling review and remediation of non-compliant cases?</text:p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soft-page-break/>
            <text:p text:style-name="P432">Nº</text:p>
          </table:table-cell>
          <table:table-cell table:style-name="TableCell433">
            <text:p text:style-name="P434">Spec</text:p>
          </table:table-cell>
          <table:table-cell table:style-name="TableCell435">
            <text:p text:style-name="P436">Checklist</text:p>
          </table:table-cell>
          <table:table-cell table:style-name="TableCell437">
            <text:p text:style-name="P438">Yes</text:p>
          </table:table-cell>
          <table:table-cell table:style-name="TableCell439">
            <text:p text:style-name="P440">No</text:p>
          </table:table-cell>
          <table:table-cell table:style-name="TableCell441">
            <text:p text:style-name="P442">Next steps</text:p>
          </table:table-cell>
          <table:table-cell table:style-name="TableCell443">
            <text:p text:style-name="P444">Responsible</text:p>
          </table:table-cell>
          <table:table-cell table:style-name="TableCell445">
            <text:p text:style-name="P446">Priority</text:p>
          </table:table-cell>
        </table:table-row>
        <table:table-row table:style-name="TableRow447">
          <table:table-cell table:style-name="TableCell448">
            <text:p text:style-name="P449">3.a</text:p>
          </table:table-cell>
          <table:table-cell table:style-name="TableCell450">
            <text:p text:style-name="P451">3.1.1</text:p>
          </table:table-cell>
          <table:table-cell table:style-name="TableCell452">
            <text:p text:style-name="P453">Do you have a documented procedure for identifying, tracking and archiving information about the collection of FOSS components from which a Supplied Software release is comprised?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3.b</text:p>
          </table:table-cell>
          <table:table-cell table:style-name="TableCell467">
            <text:p text:style-name="P468">3.1.2</text:p>
          </table:table-cell>
          <table:table-cell table:style-name="TableCell469">
            <text:p text:style-name="P470">Do you have FOSS component records for each Supplied Software release which demonstrates the documented procedure was properly followed?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3.c</text:p>
          </table:table-cell>
          <table:table-cell table:style-name="TableCell484">
            <text:p text:style-name="P485">3.2.1</text:p>
          </table:table-cell>
          <table:table-cell table:style-name="TableCell486">
            <text:p text:style-name="P487">Have you implemented a procedure that handles at least the following common FOSS license use cases for the FOSS components of each supplied Supplied Software release?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3.c.i</text:p>
          </table:table-cell>
          <table:table-cell table:style-name="TableCell501">
            <text:p text:style-name="P502">3.2</text:p>
          </table:table-cell>
          <table:table-cell table:style-name="TableCell503">
            <text:list text:style-name="LFO2" text:continue-numbering="true">
              <text:list-item>
                <text:p text:style-name="P504">distributed in binary form</text:p>
              </text:list-item>
            </text:list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3.c.ii</text:p>
          </table:table-cell>
          <table:table-cell table:style-name="TableCell518">
            <text:p text:style-name="P519">3.2</text:p>
          </table:table-cell>
          <table:table-cell table:style-name="TableCell520">
            <text:list text:style-name="LFO2" text:continue-numbering="true">
              <text:list-item>
                <text:p text:style-name="P521">distributed in source form</text:p>
              </text:list-item>
            </text:list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3.c.iii</text:p>
          </table:table-cell>
          <table:table-cell table:style-name="TableCell535">
            <text:p text:style-name="P536">3.2</text:p>
          </table:table-cell>
          <table:table-cell table:style-name="TableCell537">
            <text:list text:style-name="LFO2" text:continue-numbering="true">
              <text:list-item>
                <text:p text:style-name="P538">integrated with other FOSS such that it may trigger copyleft obligations</text:p>
              </text:list-item>
            </text:list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3.c.iv</text:p>
          </table:table-cell>
          <table:table-cell table:style-name="TableCell552">
            <text:p text:style-name="P553">3.2</text:p>
          </table:table-cell>
          <table:table-cell table:style-name="TableCell554">
            <text:list text:style-name="LFO2" text:continue-numbering="true">
              <text:list-item>
                <text:p text:style-name="P555">contains modified FOSS</text:p>
              </text:list-item>
            </text:list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>
            <text:p text:style-name="P568">3.c.v</text:p>
          </table:table-cell>
          <table:table-cell table:style-name="TableCell569">
            <text:p text:style-name="P570">3.2</text:p>
          </table:table-cell>
          <table:table-cell table:style-name="TableCell571">
            <text:list text:style-name="LFO2" text:continue-numbering="true">
              <text:list-item>
                <text:p text:style-name="P572">contains FOSS or other software under an incompatible license interacting with other components within the Supplied Software</text:p>
              </text:list-item>
            </text:list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3.c.vi</text:p>
          </table:table-cell>
          <table:table-cell table:style-name="TableCell586">
            <text:p text:style-name="P587">3.2</text:p>
          </table:table-cell>
          <table:table-cell table:style-name="TableCell588">
            <text:list text:style-name="LFO2" text:continue-numbering="true">
              <text:list-item>
                <text:p text:style-name="P589">contains FOSS with attribution requirements.</text:p>
              </text:list-item>
            </text:list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</table:table-row>
      </table:table>
      <text:p text:style-name="P600"/>
      <table:table table:style-name="Table601">
        <table:table-columns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soft-page-break/>
            <text:p text:style-name="P612">Nº</text:p>
          </table:table-cell>
          <table:table-cell table:style-name="TableCell613">
            <text:p text:style-name="P614">Spec</text:p>
          </table:table-cell>
          <table:table-cell table:style-name="TableCell615">
            <text:p text:style-name="P616">Checklist</text:p>
          </table:table-cell>
          <table:table-cell table:style-name="TableCell617">
            <text:p text:style-name="P618">Yes</text:p>
          </table:table-cell>
          <table:table-cell table:style-name="TableCell619">
            <text:p text:style-name="P620">No</text:p>
          </table:table-cell>
          <table:table-cell table:style-name="TableCell621">
            <text:p text:style-name="P622">Next steps</text:p>
          </table:table-cell>
          <table:table-cell table:style-name="TableCell623">
            <text:p text:style-name="P624">Responsible</text:p>
          </table:table-cell>
          <table:table-cell table:style-name="TableCell625">
            <text:p text:style-name="P626">Priority</text:p>
          </table:table-cell>
        </table:table-row>
        <table:table-row table:style-name="TableRow627">
          <table:table-cell table:style-name="TableCell628">
            <text:p text:style-name="P629">4.a</text:p>
          </table:table-cell>
          <table:table-cell table:style-name="TableCell630">
            <text:p text:style-name="P631">4.1.1</text:p>
          </table:table-cell>
          <table:table-cell table:style-name="TableCell632">
            <text:p text:style-name="P633">Do you have a documented procedure that describes a process that ensures the Compliance Artifacts are distributed with Supplied Software as required by the Identified Licenses?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</table:table-row>
        <table:table-row table:style-name="TableRow644">
          <table:table-cell table:style-name="TableCell645">
            <text:p text:style-name="P646">4.b</text:p>
          </table:table-cell>
          <table:table-cell table:style-name="TableCell647">
            <text:p text:style-name="P648">4.1.2</text:p>
          </table:table-cell>
          <table:table-cell table:style-name="TableCell649">
            <text:p text:style-name="P650">Do you archive copies of the Compliance Artifacts of the Supplied Software?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>4.c</text:p>
          </table:table-cell>
          <table:table-cell table:style-name="TableCell664">
            <text:p text:style-name="P665">4.1.2</text:p>
          </table:table-cell>
          <table:table-cell table:style-name="TableCell666">
            <text:p text:style-name="P667">Can you easily retrieve the archived copies of the Compliance Artifacts of the Supplied Software?</text:p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  <table:table-row table:style-name="TableRow678">
          <table:table-cell table:style-name="TableCell679">
            <text:p text:style-name="P680">4.d</text:p>
          </table:table-cell>
          <table:table-cell table:style-name="TableCell681">
            <text:p text:style-name="P682">4.1.2</text:p>
          </table:table-cell>
          <table:table-cell table:style-name="TableCell683">
            <text:p text:style-name="P684">Are the copies of the Compliance Artifacts archived for at least as long as the Supplied Software is offered or as required by the Identified Licenses (whichever is longer)?</text:p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</table:table-row>
      </table:table>
      <text:p text:style-name="P695"/>
      <text:p text:style-name="P696"/>
      <table:table table:style-name="Table697">
        <table:table-columns>
          <table:table-column table:style-name="TableColumn698"/>
          <table:table-column table:style-name="TableColumn699"/>
          <table:table-column table:style-name="TableColumn700"/>
          <table:table-column table:style-name="TableColumn701"/>
          <table:table-column table:style-name="TableColumn702"/>
          <table:table-column table:style-name="TableColumn703"/>
          <table:table-column table:style-name="TableColumn704"/>
          <table:table-column table:style-name="TableColumn705"/>
        </table:table-columns>
        <table:table-row table:style-name="TableRow706">
          <table:table-cell table:style-name="TableCell707">
            <text:p text:style-name="P708">Nº</text:p>
          </table:table-cell>
          <table:table-cell table:style-name="TableCell709">
            <text:p text:style-name="P710">Spec</text:p>
          </table:table-cell>
          <table:table-cell table:style-name="TableCell711">
            <text:p text:style-name="P712">Checklist</text:p>
          </table:table-cell>
          <table:table-cell table:style-name="TableCell713">
            <text:p text:style-name="P714">Yes</text:p>
          </table:table-cell>
          <table:table-cell table:style-name="TableCell715">
            <text:p text:style-name="P716">No</text:p>
          </table:table-cell>
          <table:table-cell table:style-name="TableCell717">
            <text:p text:style-name="P718">Next steps</text:p>
          </table:table-cell>
          <table:table-cell table:style-name="TableCell719">
            <text:p text:style-name="P720">Responsible</text:p>
          </table:table-cell>
          <table:table-cell table:style-name="TableCell721">
            <text:p text:style-name="P722">Priority</text:p>
          </table:table-cell>
        </table:table-row>
        <table:table-row table:style-name="TableRow723">
          <table:table-cell table:style-name="TableCell724">
            <text:p text:style-name="P725">5.a</text:p>
          </table:table-cell>
          <table:table-cell table:style-name="TableCell726">
            <text:p text:style-name="P727">5.1</text:p>
          </table:table-cell>
          <table:table-cell table:style-name="TableCell728">
            <text:p text:style-name="P729">Do you allow employees to contribute to FOSS projects on behalf of your organization?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</table:table-row>
        <table:table-row table:style-name="TableRow740">
          <table:table-cell table:style-name="TableCell741">
            <text:p text:style-name="P742">5.b</text:p>
          </table:table-cell>
          <table:table-cell table:style-name="TableCell743">
            <text:p text:style-name="P744">5.1.1</text:p>
          </table:table-cell>
          <table:table-cell table:style-name="TableCell745">
            <text:p text:style-name="P746">Do you have a documented FOSS contribution policy?</text:p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>5.c</text:p>
          </table:table-cell>
          <table:table-cell table:style-name="TableCell760">
            <text:p text:style-name="P761">5.1.2</text:p>
          </table:table-cell>
          <table:table-cell table:style-name="TableCell762">
            <text:p text:style-name="P763">Is your Software Staff aware of the existence of the FOSS Contribution Policy (e.g. via training, internal wiki, or other practical communication method)?</text:p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>
            <text:p text:style-name="P776">5.d</text:p>
          </table:table-cell>
          <table:table-cell table:style-name="TableCell777">
            <text:p text:style-name="P778">5.2.1</text:p>
          </table:table-cell>
          <table:table-cell table:style-name="TableCell779">
            <text:p text:style-name="P780">Provided the FOSS contribution policy permits contributions, do you have a documented procedure that describes the FOSS contribution process?</text:p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</table:table>
      <text:p text:style-name="P7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6895in"/>
      </style:footer-style>
    </style:page-layout>
    <style:style style:name="P2" style:parent-style-name="Footer" style:family="paragraph">
      <style:paragraph-properties>
        <style:tab-stops>
          <style:tab-stop style:type="center" style:position="4.8625in"/>
          <style:tab-stop style:type="right" style:position="9.725in"/>
        </style:tab-stops>
      </style:paragraph-properties>
    </style:style>
  </office:automatic-styles>
  <office:master-styles>
    <style:master-page style:name="MP0" style:page-layout-name="PL0">
      <style:footer>
        <text:p text:style-name="P2">CONFIDENTIAL<text:s/><text:tab/><text:tab/><text:page-number text:fixed="false">1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bain</meta:initial-creator>
    <dc:creator>Alexandra Boehm</dc:creator>
    <meta:creation-date>2020-11-10T14:14:00Z</meta:creation-date>
    <dc:date>2020-11-10T14:14:00Z</dc:date>
    <meta:template xlink:href="Normal.dotm" xlink:type="simple"/>
    <meta:editing-cycles>2</meta:editing-cycles>
    <meta:editing-duration>PT0S</meta:editing-duration>
    <meta:document-statistic meta:page-count="5" meta:paragraph-count="9" meta:word-count="725" meta:character-count="4854" meta:row-count="34" meta:non-whitespace-character-count="4138"/>
  </office:meta>
</office:document-meta>
</file>